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7">
            <calcext:condition calcext:apply-style-name="Error" calcext:value="duplicate" calcext:base-cell-address="list.B3"/>
          </calcext:conditional-format>
          <calcext:conditional-format calcext:target-range-address="list.C3:list.C327">
            <calcext:condition calcext:apply-style-name="Error" calcext:value="duplicate" calcext:base-cell-address="list.C3"/>
          </calcext:conditional-format>
          <calcext:conditional-format calcext:target-range-address="list.A3:list.A327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102" office:value-type="string" calcext:value-type="string">
            <text:p>(주)행복한다람쥐단( Happy Daram Inc. )</text:p>
          </table:table-cell>
          <table:table-cell table:style-name="ce151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2oclocksoft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36Litters</text:p>
          </table:table-cell>
          <table:table-cell table:style-name="ce151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5minlab Corp.</text:p>
          </table:table-cell>
          <table:table-cell table:style-name="ce151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51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96Percent</text:p>
          </table:table-cell>
          <table:table-cell table:style-name="ce151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BShot</text:p>
          </table:table-cell>
          <table:table-cell table:style-name="ce151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ction Square(STUDIO HG)</text:p>
          </table:table-cell>
          <table:table-cell table:style-name="ce151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51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2" office:value-type="string" calcext:value-type="string">
            <text:p>Action Square(Studio HG)</text:p>
          </table:table-cell>
          <table:table-cell table:style-name="ce151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1"/>
          <table:table-cell table:style-name="ce111"/>
          <table:table-cell table:style-name="ce151" table:number-columns-repeated="2"/>
          <table:covered-table-cell table:style-name="ce151"/>
        </table:table-row>
        <table:table-row table:style-name="ro1">
          <table:table-cell table:style-name="ce102" office:value-type="string" calcext:value-type="string">
            <text:p>Acts29games</text:p>
          </table:table-cell>
          <table:table-cell table:style-name="ce151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51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2" office:value-type="string" calcext:value-type="string">
            <text:p>Afeel inc</text:p>
          </table:table-cell>
          <table:table-cell table:style-name="ce151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51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 Fine</text:p>
          </table:table-cell>
          <table:table-cell table:style-name="ce151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51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IVE Inc.</text:p>
          </table:table-cell>
          <table:table-cell table:style-name="ce151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LAF GAMES</text:p>
          </table:table-cell>
          <table:table-cell table:style-name="ce151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pheratz*</text:p>
          </table:table-cell>
          <table:table-cell table:style-name="ce151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TARI GAMES</text:p>
          </table:table-cell>
          <table:table-cell table:style-name="ce151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STEROID-J</text:p>
          </table:table-cell>
          <table:table-cell table:style-name="ce151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AvoCavo</text:p>
          </table:table-cell>
          <table:table-cell table:style-name="ce151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1"/>
          <table:table-cell table:style-name="ce151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2" office:value-type="string" calcext:value-type="string">
            <text:p>base0</text:p>
          </table:table-cell>
          <table:table-cell table:style-name="ce151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2" office:value-type="string" calcext:value-type="string">
            <text:p>BangsFactory</text:p>
          </table:table-cell>
          <table:table-cell table:style-name="ce151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51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2" office:value-type="string" calcext:value-type="string">
            <text:p>BIBGames Inc.</text:p>
          </table:table-cell>
          <table:table-cell table:style-name="ce151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51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BK dddDang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Black Anchor</text:p>
          </table:table-cell>
          <table:table-cell table:style-name="ce151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51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51" table:number-columns-repeated="2"/>
          <table:table-cell table:style-name="ce151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2" office:value-type="string" calcext:value-type="string">
            <text:p>BLANBEE</text:p>
          </table:table-cell>
          <table:table-cell table:style-name="ce151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51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5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1"/>
          <table:table-cell table:style-name="ce151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2" office:value-type="string" calcext:value-type="string">
            <text:p>Bloom Technology</text:p>
          </table:table-cell>
          <table:table-cell table:style-name="ce151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51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2" office:value-type="string" calcext:value-type="string">
            <text:p>Blueside</text:p>
          </table:table-cell>
          <table:table-cell table:style-name="ce151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BONE MAD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2" office:value-type="string" calcext:value-type="string">
            <text:p>Buff Studio</text:p>
          </table:table-cell>
          <table:table-cell table:style-name="ce151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2" office:value-type="string" calcext:value-type="string">
            <text:p>CandLE</text:p>
          </table:table-cell>
          <table:table-cell table:style-name="ce151" office:value-type="string" calcext:value-type="string">
            <text:p>캔들(CandLE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01-16-93***</text:p>
          </table:table-cell>
          <table:table-cell table:style-name="ce107" office:value-type="string" calcext:value-type="string">
            <text:p>양재성</text:p>
          </table:table-cell>
          <table:table-cell table:style-name="ce151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11"/>
          <table:table-cell table:style-name="ce151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at Society</text:p>
          </table:table-cell>
          <table:table-cell table:style-name="ce151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51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5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1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2" office:value-type="string" calcext:value-type="string">
            <text:p>Cassel Games</text:p>
          </table:table-cell>
          <table:table-cell table:style-name="ce151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51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2" office:value-type="string" calcext:value-type="string">
            <text:p>Catdoors</text:p>
          </table:table-cell>
          <table:table-cell table:style-name="ce151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51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5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1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2" office:value-type="string" calcext:value-type="string">
            <text:p>CFK Co., Ltd.</text:p>
          </table:table-cell>
          <table:table-cell table:style-name="ce151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51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Ch.ZBK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2" office:value-type="string" calcext:value-type="string">
            <text:p>Chalkseagull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51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2" office:value-type="string" calcext:value-type="string">
            <text:p>Cheritz</text:p>
          </table:table-cell>
          <table:table-cell table:style-name="ce151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51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2" office:value-type="string" calcext:value-type="string">
            <text:p>CIRCLEfromDOT</text:p>
          </table:table-cell>
          <table:table-cell table:style-name="ce151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5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odename Bom</text:p>
          </table:table-cell>
          <table:table-cell table:style-name="ce151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51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ogoo</text:p>
          </table:table-cell>
          <table:table-cell table:style-name="ce151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oligh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2" office:value-type="string" calcext:value-type="string">
            <text:p>COSDOTS</text:p>
          </table:table-cell>
          <table:table-cell table:style-name="ce151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51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5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ushKi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DakeCra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51" office:value-type="string" calcext:value-type="string">
            <text:p>Discord: 데크크래프트#4923</text:p>
          </table:table-cell>
          <table:table-cell table:style-name="ce151" table:number-columns-repeated="2"/>
        </table:table-row>
        <table:table-row table:style-name="ro2">
          <table:table-cell table:style-name="ce102" office:value-type="string" calcext:value-type="string">
            <text:p>Dandylion</text:p>
          </table:table-cell>
          <table:table-cell table:style-name="ce151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2" office:value-type="string" calcext:value-type="string">
            <text:p>Darong Studio</text:p>
          </table:table-cell>
          <table:table-cell table:style-name="ce151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2" office:value-type="string" calcext:value-type="string">
            <text:p>Dave Studio</text:p>
          </table:table-cell>
          <table:table-cell table:style-name="ce151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CATREE GAMES</text:p>
          </table:table-cell>
          <table:table-cell table:style-name="ce151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51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erFar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1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51"/>
          <table:table-cell table:style-name="ce151" office:value-type="string" calcext:value-type="string">
            <text:p>동인 게임 제작팀</text:p>
          </table:table-cell>
        </table:table-row>
        <table:table-row table:style-name="ro1">
          <table:table-cell table:style-name="ce102" office:value-type="string" calcext:value-type="string">
            <text:p>Derin</text:p>
          </table:table-cell>
          <table:table-cell table:style-name="ce151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51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5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DEVBOX</text:p>
          </table:table-cell>
          <table:table-cell table:style-name="ce151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vespresso Games</text:p>
          </table:table-cell>
          <table:table-cell table:style-name="ce151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vmaru Inc.</text:p>
          </table:table-cell>
          <table:table-cell table:style-name="ce151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51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izcon</text:p>
          </table:table-cell>
          <table:table-cell table:style-name="ce151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51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OTORIS</text:p>
          </table:table-cell>
          <table:table-cell table:style-name="ce151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51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2" office:value-type="string" calcext:value-type="string">
            <text:p>DOWNFALLEN Tea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ummy</text:p>
          </table:table-cell>
          <table:table-cell table:style-name="ce65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Eggtart Inc</text:p>
          </table:table-cell>
          <table:table-cell table:style-name="ce151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Embark Studios</text:p>
          </table:table-cell>
          <table:table-cell table:style-name="ce151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Expotato Corp.</text:p>
          </table:table-cell>
          <table:table-cell table:style-name="ce151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51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51" table:number-columns-repeated="2"/>
          <table:table-cell table:style-name="ce151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2" office:value-type="string" calcext:value-type="string">
            <text:p>feemodev</text:p>
          </table:table-cell>
          <table:table-cell table:style-name="ce151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FLINT</text:p>
          </table:table-cell>
          <table:table-cell table:style-name="ce151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Flyway Games, Inc.</text:p>
          </table:table-cell>
          <table:table-cell table:style-name="ce151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5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크래프톤 산하 스튜디오</text:p>
          </table:table-cell>
        </table:table-row>
        <table:table-row table:style-name="ro1">
          <table:table-cell table:style-name="ce102" office:value-type="string" calcext:value-type="string">
            <text:p>FrogParty</text:p>
          </table:table-cell>
          <table:table-cell table:style-name="ce151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3">
          <table:table-cell table:style-name="ce102" office:value-type="string" calcext:value-type="string">
            <text:p>G1 Playground</text:p>
          </table:table-cell>
          <table:table-cell table:style-name="ce151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ameCanvas Inc.</text:p>
          </table:table-cell>
          <table:table-cell table:style-name="ce151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ameplete</text:p>
          </table:table-cell>
          <table:table-cell table:style-name="ce151" office:value-type="string" calcext:value-type="string">
            <text:p>(주)겜플리트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51-87-00247</text:p>
          </table:table-cell>
          <table:table-cell table:style-name="ce107" office:value-type="string" calcext:value-type="string">
            <text:p>우동완</text:p>
          </table:table-cell>
          <table:table-cell table:style-name="ce151" office:value-type="string" calcext:value-type="string">
            <text:p><text:a xlink:href="https://www.gameplete.net/" xlink:type="simple">https://www.gameplete.net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네오위즈 자회사</text:p>
          </table:table-cell>
        </table:table-row>
        <table:table-row table:style-name="ro1">
          <table:table-cell table:style-name="ce102" office:value-type="string" calcext:value-type="string">
            <text:p>Geniesoft Inc.</text:p>
          </table:table-cell>
          <table:table-cell table:style-name="ce151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51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lassCats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2" office:value-type="string" calcext:value-type="string">
            <text:p>GniFrix</text:p>
          </table:table-cell>
          <table:table-cell table:style-name="ce151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51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oldPumpkin Inc.</text:p>
          </table:table-cell>
          <table:table-cell table:style-name="ce151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onggamorecontents Inc.</text:p>
          </table:table-cell>
          <table:table-cell table:style-name="ce151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51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5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Growing Seeds</text:p>
          </table:table-cell>
          <table:table-cell table:style-name="ce151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51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HandMade Game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51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Hardtalk Studi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2" office:value-type="string" calcext:value-type="string">
            <text:p>Hoochoo Game Studios</text:p>
          </table:table-cell>
          <table:table-cell table:style-name="ce151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5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5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Ice Shovel Soft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KINAGAMES</text:p>
          </table:table-cell>
          <table:table-cell table:style-name="ce151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Indev-studi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51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2" office:value-type="string" calcext:value-type="string">
            <text:p>INDICAVA INTERACTIV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IndigoBlue Game Studio</text:p>
          </table:table-cell>
          <table:table-cell table:style-name="ce151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2" office:value-type="string" calcext:value-type="string">
            <text:p>Ingeon Games</text:p>
          </table:table-cell>
          <table:table-cell table:style-name="ce151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nnoVENTOR Inc.</text:p>
          </table:table-cell>
          <table:table-cell table:style-name="ce151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5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RONMACE </text:p>
          </table:table-cell>
          <table:table-cell table:style-name="ce151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51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ZZLE</text:p>
          </table:table-cell>
          <table:table-cell table:style-name="ce151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51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cktostudios</text:p>
          </table:table-cell>
          <table:table-cell table:style-name="ce151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51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51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Jaemin Park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esung Kim, Jongseop Lee, Hyunggu Han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mong Inc.</text:p>
          </table:table-cell>
          <table:table-cell table:style-name="ce151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51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2" office:value-type="string" calcext:value-type="string">
            <text:p>Jandisoft</text:p>
          </table:table-cell>
          <table:table-cell table:style-name="ce151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51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ellypig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ellySnow Studio</text:p>
          </table:table-cell>
          <table:table-cell table:style-name="ce151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51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INO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정보가 너무 없다.</text:p>
          </table:table-cell>
        </table:table-row>
        <table:table-row table:style-name="ro1">
          <table:table-cell table:style-name="ce102" office:value-type="string" calcext:value-type="string">
            <text:p>Jipang2Games</text:p>
          </table:table-cell>
          <table:table-cell table:style-name="ce151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1"/>
        </table:table-row>
        <table:table-row table:style-name="ro2">
          <table:table-cell table:style-name="ce102" office:value-type="string" calcext:value-type="string">
            <text:p>Kena MAKF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51" office:value-type="string" calcext:value-type="string">
            <text:p><text:a xlink:href="https://twitter.com/mojaeng" xlink:type="simple">https://twitter.com/mojaeng</text:a></text:p>
          </table:table-cell>
          <table:table-cell table:style-name="ce151"/>
          <table:table-cell table:style-name="ce151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2" office:value-type="string" calcext:value-type="string">
            <text:p>KIWIWALKS</text:p>
          </table:table-cell>
          <table:table-cell table:style-name="ce151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51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KRAFTON, Inc.</text:p>
          </table:table-cell>
          <table:table-cell table:style-name="ce151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LeeBbunsik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51" office:value-type="string" calcext:value-type="string">
            <text:p><text:a xlink:href="https://twitter.com/LeeBbunsik" xlink:type="simple">https://twitter.com/LeeBbunsik</text:a></text:p>
          </table:table-cell>
          <table:table-cell table:style-name="ce15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1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2" office:value-type="string" calcext:value-type="string">
            <text:p>LIFUEL</text:p>
          </table:table-cell>
          <table:table-cell table:style-name="ce151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NE Games Corporation</text:p>
          </table:table-cell>
          <table:table-cell table:style-name="ce151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nkTown</text:p>
          </table:table-cell>
          <table:table-cell table:style-name="ce151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51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ttle Lemon Bulb</text:p>
          </table:table-cell>
          <table:table-cell table:style-name="ce151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yrebird Studio</text:p>
          </table:table-cell>
          <table:table-cell table:style-name="ce151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CKINN7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Magic Cube</text:p>
          </table:table-cell>
          <table:table-cell table:style-name="ce151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51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nlev Games</text:p>
          </table:table-cell>
          <table:table-cell table:style-name="ce151" office:value-type="string" calcext:value-type="string">
            <text:p>(주)만렙게임즈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20-88-02178</text:p>
          </table:table-cell>
          <table:table-cell table:style-name="ce107" office:value-type="string" calcext:value-type="string">
            <text:p>정진원</text:p>
          </table:table-cell>
          <table:table-cell table:style-name="ce151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tthewston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egusta Game</text:p>
          </table:table-cell>
          <table:table-cell table:style-name="ce151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etacra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Metamong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2" office:value-type="string" calcext:value-type="string">
            <text:p>MidnightWork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2" office:value-type="string" calcext:value-type="string">
            <text:p>MINTROCKET</text:p>
          </table:table-cell>
          <table:table-cell table:style-name="ce151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51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2" office:value-type="string" calcext:value-type="string">
            <text:p>MM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2" office:value-type="string" calcext:value-type="string">
            <text:p>Monster Guide inc.</text:p>
          </table:table-cell>
          <table:table-cell table:style-name="ce151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51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oonlab Studio</text:p>
          </table:table-cell>
          <table:table-cell table:style-name="ce151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Nanali Studios</text:p>
          </table:table-cell>
          <table:table-cell table:style-name="ce151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51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novice Co., Ltd.</text:p>
          </table:table-cell>
          <table:table-cell table:style-name="ce151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51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ple</text:p>
          </table:table-cell>
          <table:table-cell table:style-name="ce151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POPCORN Corp</text:p>
          </table:table-cell>
          <table:table-cell table:style-name="ce151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2" office:value-type="string" calcext:value-type="string">
            <text:p>NEOWIZ</text:p>
          </table:table-cell>
          <table:table-cell table:style-name="ce151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wcore Games</text:p>
          </table:table-cell>
          <table:table-cell table:style-name="ce151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51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XON</text:p>
          </table:table-cell>
          <table:table-cell table:style-name="ce151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imble Neuron</text:p>
          </table:table-cell>
          <table:table-cell table:style-name="ce151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51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omar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Ocean Drive Studio, Inc.</text:p>
          </table:table-cell>
          <table:table-cell table:style-name="ce151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51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DYSSEYER</text:p>
          </table:table-cell>
          <table:table-cell table:style-name="ce151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nfire Games</text:p>
          </table:table-cell>
          <table:table-cell table:style-name="ce151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51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nw Studio</text:p>
          </table:table-cell>
          <table:table-cell table:style-name="ce151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5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oz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ooze_s3" xlink:type="simple">https://twitter.com/ooze_s3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ORANGE POPCORN</text:p>
          </table:table-cell>
          <table:table-cell table:style-name="ce151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51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5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1"/>
          <table:table-cell table:style-name="ce151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2" office:value-type="string" calcext:value-type="string">
            <text:p>OutsiderKids Corp.</text:p>
          </table:table-cell>
          <table:table-cell table:style-name="ce151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zaak, inc.</text:p>
          </table:table-cell>
          <table:table-cell table:style-name="ce151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.S.B (iNsOoL)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almso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arange Project</text:p>
          </table:table-cell>
          <table:table-cell table:style-name="ce151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epperStones</text:p>
          </table:table-cell>
          <table:table-cell table:style-name="ce151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5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5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PiedPipers Team</text:p>
          </table:table-cell>
          <table:table-cell table:style-name="ce151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2" office:value-type="string" calcext:value-type="string">
            <text:p>Pixellore Inc</text:p>
          </table:table-cell>
          <table:table-cell table:style-name="ce151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LAY Mephistowaltz</text:p>
          </table:table-cell>
          <table:table-cell table:style-name="ce151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5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okPoong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PIYO STUDIO</text:p>
          </table:table-cell>
          <table:table-cell table:style-name="ce151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ROJECT MOREUM Inc.</text:p>
          </table:table-cell>
          <table:table-cell table:style-name="ce151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rojectMoon</text:p>
          </table:table-cell>
          <table:table-cell table:style-name="ce151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51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UMPKIM</text:p>
          </table:table-cell>
          <table:table-cell table:style-name="ce151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QuattroGear</text:p>
          </table:table-cell>
          <table:table-cell table:style-name="ce151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3">
          <table:table-cell table:style-name="ce102" office:value-type="string" calcext:value-type="string">
            <text:p>QueseraGames Co., Ltd.</text:p>
          </table:table-cell>
          <table:table-cell table:style-name="ce151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51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abbithole Games</text:p>
          </table:table-cell>
          <table:table-cell table:style-name="ce151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ainbowStudio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eLU Games</text:p>
          </table:table-cell>
          <table:table-cell table:style-name="ce151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51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isingWings</text:p>
          </table:table-cell>
          <table:table-cell table:style-name="ce151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51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크래프톤 산하 스튜디오</text:p>
          </table:table-cell>
        </table:table-row>
        <table:table-row table:style-name="ro1">
          <table:table-cell table:style-name="ce102" office:value-type="string" calcext:value-type="string">
            <text:p>REDRA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51" office:value-type="string" calcext:value-type="string">
            <text:p><text:a xlink:href="https://twitter.com/REDRAY_dev" xlink:type="simple">https://twitter.com/REDRAY_dev</text:a></text:p>
          </table:table-cell>
          <table:table-cell table:style-name="ce151" table:number-columns-repeated="2"/>
        </table:table-row>
        <table:table-row table:style-name="ro8">
          <table:table-cell table:style-name="ce102" office:value-type="string" calcext:value-type="string">
            <text:p>REMIMORY</text:p>
          </table:table-cell>
          <table:table-cell table:style-name="ce151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51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51"/>
          <table:table-cell table:style-name="ce151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2" office:value-type="string" calcext:value-type="string">
            <text:p>REXECHO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ootless Studio</text:p>
          </table:table-cell>
          <table:table-cell table:style-name="ce151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51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51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51"/>
          <table:table-cell table:style-name="ce151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2" office:value-type="string" calcext:value-type="string">
            <text:p>Rootnstudio Ltd.</text:p>
          </table:table-cell>
          <table:table-cell table:style-name="ce151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EROSO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2" office:value-type="string" calcext:value-type="string">
            <text:p>Shedin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ilver Ca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inkhole Studio</text:p>
          </table:table-cell>
          <table:table-cell table:style-name="ce151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5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mi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NNORI Corp</text:p>
          </table:table-cell>
          <table:table-cell table:style-name="ce151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uthpaw Games Co., Ltd.</text:p>
          </table:table-cell>
          <table:table-cell table:style-name="ce151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51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Sparky Studio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2" office:value-type="string" calcext:value-type="string">
            <text:p>SPRING Games</text:p>
          </table:table-cell>
          <table:table-cell table:style-name="ce151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51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2" office:value-type="string" calcext:value-type="string">
            <text:p>SQUARE PIXELS</text:p>
          </table:table-cell>
          <table:table-cell table:style-name="ce151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51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SUN GAMES</text:p>
          </table:table-cell>
          <table:table-cell table:style-name="ce151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5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arlike Inc.</text:p>
          </table:table-cell>
          <table:table-cell table:style-name="ce151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51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riking Distance Studios</text:p>
          </table:table-cell>
          <table:table-cell table:style-name="ce151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Doodal</text:p>
          </table:table-cell>
          <table:table-cell table:style-name="ce151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HG</text:p>
          </table:table-cell>
          <table:table-cell table:style-name="ce151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51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LEF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51"/>
          <table:table-cell table:style-name="ce151" office:value-type="string" calcext:value-type="string">
            <text:p>개발자명 : 멩돌</text:p>
          </table:table-cell>
        </table:table-row>
        <table:table-row table:style-name="ro1">
          <table:table-cell table:style-name="ce102" office:value-type="string" calcext:value-type="string">
            <text:p>Studio L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51" office:value-type="string" calcext:value-type="string">
            <text:p><text:a xlink:href="https://twitter.com/Studio_Ly" xlink:type="simple">https://twitter.com/Studio_Ly</text:a>_</text:p>
          </table:table-cell>
          <table:table-cell table:style-name="ce151" office:value-type="string" calcext:value-type="string">
            <text:p><text:a xlink:href="https://twitter.com/lychoi2000" xlink:type="simple">https://twitter.com/lychoi2000</text:a></text:p>
          </table:table-cell>
          <table:table-cell table:style-name="ce151"/>
        </table:table-row>
        <table:table-row table:style-name="ro1">
          <table:table-cell table:style-name="ce102" office:value-type="string" calcext:value-type="string">
            <text:p>STUDIO N9</text:p>
          </table:table-cell>
          <table:table-cell table:style-name="ce151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Studio Sott</text:p>
          </table:table-cell>
          <table:table-cell table:style-name="ce151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51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51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51"/>
          <table:table-cell table:style-name="ce151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2" office:value-type="string" calcext:value-type="string">
            <text:p>SUNBEESOFT</text:p>
          </table:table-cell>
          <table:table-cell table:style-name="ce151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UNCYAN studio</text:p>
          </table:table-cell>
          <table:table-cell table:style-name="ce151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51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5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1"/>
        </table:table-row>
        <table:table-row table:style-name="ro1">
          <table:table-cell table:style-name="ce102" office:value-type="string" calcext:value-type="string">
            <text:p>Sunflo Labs</text:p>
          </table:table-cell>
          <table:table-cell table:style-name="ce151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51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51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UNNY SIDE UP</text:p>
          </table:table-cell>
          <table:table-cell table:style-name="ce151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51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51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uperacid</text:p>
          </table:table-cell>
          <table:table-cell table:style-name="ce151" office:value-type="string" calcext:value-type="string">
            <text:p>(주)슈퍼애시드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05-87-82690</text:p>
          </table:table-cell>
          <table:table-cell table:style-name="ce107" office:value-type="string" calcext:value-type="string">
            <text:p>강지원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ALESSHOP Co., Ltd.</text:p>
          </table:table-cell>
          <table:table-cell table:style-name="ce151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OOPArts</text:p>
          </table:table-cell>
          <table:table-cell table:style-name="ce151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TEAM 217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2" office:value-type="string" calcext:value-type="string">
            <text:p>Team Corn Field</text:p>
          </table:table-cell>
          <table:table-cell table:style-name="ce151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ETTU</text:p>
          </table:table-cell>
          <table:table-cell table:style-name="ce151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51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2" office:value-type="string" calcext:value-type="string">
            <text:p>Team Gypsophila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TEAM HORAY</text:p>
          </table:table-cell>
          <table:table-cell table:style-name="ce151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Team Monad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2" office:value-type="string" calcext:value-type="string">
            <text:p>Team Samoyed</text:p>
          </table:table-cell>
          <table:table-cell table:style-name="ce151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Tetrapod</text:p>
          </table:table-cell>
          <table:table-cell table:style-name="ce151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51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TeamBUD</text:p>
          </table:table-cell>
          <table:table-cell table:style-name="ce151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2" office:value-type="string" calcext:value-type="string">
            <text:p>TeamSuneat</text:p>
          </table:table-cell>
          <table:table-cell table:style-name="ce151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51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Teemo Soft</text:p>
          </table:table-cell>
          <table:table-cell table:style-name="ce151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2" office:value-type="string" calcext:value-type="string">
            <text:p>Teleportsoft</text:p>
          </table:table-cell>
          <table:table-cell table:style-name="ce151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HEAND Co.</text:p>
          </table:table-cell>
          <table:table-cell table:style-name="ce151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51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HE BRICKS GAMES</text:p>
          </table:table-cell>
          <table:table-cell table:style-name="ce151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51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inogames Inc.</text:p>
          </table:table-cell>
          <table:table-cell table:style-name="ce151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oward Inc.</text:p>
          </table:table-cell>
          <table:table-cell table:style-name="ce151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51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5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Tripearl Games</text:p>
          </table:table-cell>
          <table:table-cell table:style-name="ce151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51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urtle Cream</text:p>
          </table:table-cell>
          <table:table-cell table:style-name="ce151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UltramarineSoft</text:p>
          </table:table-cell>
          <table:table-cell table:style-name="ce151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Uneducated Game Studio</text:p>
          </table:table-cell>
          <table:table-cell table:style-name="ce151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Valsar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listege" xlink:type="simple">https://twitter.com/listege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Visual Light</text:p>
          </table:table-cell>
          <table:table-cell table:style-name="ce151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51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Vona Soft</text:p>
          </table:table-cell>
          <table:table-cell table:style-name="ce151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5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51" office:value-type="string" calcext:value-type="string">
            <text:p><text:a xlink:href="https://twitter.com/vonasoft7" xlink:type="simple">https://twitter.com/vonasoft7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WAFFLE GAMES</text:p>
          </table:table-cell>
          <table:table-cell table:style-name="ce151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WIDStudio</text:p>
          </table:table-cell>
          <table:table-cell table:style-name="ce151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51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WONDER POTION</text:p>
          </table:table-cell>
          <table:table-cell table:style-name="ce151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XINESS Co,. Ltd.</text:p>
          </table:table-cell>
          <table:table-cell table:style-name="ce151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51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2" office:value-type="string" calcext:value-type="string">
            <text:p>YGGDRASIL STUDIO</text:p>
          </table:table-cell>
          <table:table-cell table:style-name="ce151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2" office:value-type="string" calcext:value-type="string">
            <text:p>ZeroToTenB</text:p>
          </table:table-cell>
          <table:table-cell table:style-name="ce151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ZZICON</text:p>
          </table:table-cell>
          <table:table-cell table:style-name="ce151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2" office:value-type="string" calcext:value-type="string">
            <text:p>깡토 스튜디오</text:p>
          </table:table-cell>
          <table:table-cell table:style-name="ce151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1 developer.D113:developer.D212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5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1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306:list.C307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2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09:58:24.55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5T10:08:06.390000000</dc:date>
    <meta:editing-duration>P3DT3H42M35S</meta:editing-duration>
    <meta:editing-cycles>1211</meta:editing-cycles>
    <meta:document-statistic meta:table-count="4" meta:cell-count="384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